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58aff5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541d22" officeooo:paragraph-rsid="00541d2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541d22" officeooo:paragraph-rsid="005a665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a64bb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058aff5" officeooo:paragraph-rsid="0058aff5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4ddfc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aff5" officeooo:paragraph-rsid="0058aff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aff5" officeooo:paragraph-rsid="005a665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58aff5" officeooo:paragraph-rsid="0058aff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58aff5" officeooo:paragraph-rsid="005a665d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3ca2af" officeooo:paragraph-rsid="004ddfc1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3ca2af" officeooo:paragraph-rsid="0058aff5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urier New" fo:font-size="11pt" fo:font-weight="bold" officeooo:rsid="0047457a" officeooo:paragraph-rsid="0055b7ca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1pt" fo:font-weight="bold" officeooo:rsid="0047457a" officeooo:paragraph-rsid="0058aff5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ourier New" fo:font-size="11pt" fo:font-weight="bold" officeooo:rsid="0047457a" officeooo:paragraph-rsid="005a665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1pt" fo:font-weight="normal" officeooo:rsid="0047457a" officeooo:paragraph-rsid="0055b7ca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urier New" fo:font-size="11pt" fo:font-weight="normal" officeooo:rsid="0047457a" officeooo:paragraph-rsid="0058aff5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urier New" fo:font-size="11pt" fo:font-weight="normal" officeooo:rsid="0047457a" officeooo:paragraph-rsid="005a665d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urier New" fo:font-size="11pt" fo:font-weight="normal" officeooo:rsid="0058aff5" officeooo:paragraph-rsid="0058aff5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47457a" officeooo:paragraph-rsid="0058aff5" style:font-size-asian="11pt" style:font-style-asian="italic" style:font-weight-asian="normal" style:font-size-complex="11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47457a" officeooo:paragraph-rsid="0055b7ca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47457a" officeooo:paragraph-rsid="005a665d" style:font-size-asian="11pt" style:font-style-asian="italic" style:font-weight-asian="normal" style:font-size-complex="11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58aff5" officeooo:paragraph-rsid="0058aff5" style:font-size-asian="11pt" style:font-style-asian="italic" style:font-weight-asian="normal" style:font-size-complex="11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ourier New" fo:font-size="11pt" fo:font-style="normal" fo:font-weight="bold" officeooo:rsid="0058aff5" officeooo:paragraph-rsid="0058aff5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058aff5" officeooo:paragraph-rsid="0058aff5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ourier New" fo:font-size="12pt" fo:font-style="normal" fo:font-weight="bold" officeooo:rsid="0058aff5" officeooo:paragraph-rsid="0058aff5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Courier New" fo:font-size="12pt" fo:font-style="normal" fo:font-weight="bold" officeooo:rsid="0058aff5" officeooo:paragraph-rsid="005a665d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58aff5" officeooo:paragraph-rsid="0058aff5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58aff5" officeooo:paragraph-rsid="0058aff5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5a665d" officeooo:paragraph-rsid="005a665d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5c6571" officeooo:paragraph-rsid="005c6571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5c6571" officeooo:paragraph-rsid="0058aff5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55b7ca" style:font-size-asian="12pt" style:font-style-asian="normal" style:font-size-complex="12pt" style:font-style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5c6571" officeooo:paragraph-rsid="005c6571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1pt" fo:font-style="normal" fo:font-weight="normal" officeooo:rsid="0058aff5" officeooo:paragraph-rsid="0058aff5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 style:list-style-name="L1">
      <style:paragraph-properties fo:text-align="start" style:justify-single-word="false" fo:break-before="page"/>
      <style:text-properties style:font-name="Liberation Serif" fo:font-size="12pt" fo:font-style="normal" fo:font-weight="normal" officeooo:rsid="0058aff5" officeooo:paragraph-rsid="0058aff5" style:font-size-asian="10.5pt" style:font-style-asian="normal" style:font-weight-asian="normal" style:font-size-complex="12pt" style:font-style-complex="normal" style:font-weight-complex="normal"/>
    </style:style>
    <style:style style:name="P3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ddfc1"/>
    </style:style>
    <style:style style:name="T2" style:family="text">
      <style:text-properties officeooo:rsid="0058aff5"/>
    </style:style>
    <style:style style:name="T3" style:family="text">
      <style:text-properties officeooo:rsid="00440516"/>
    </style:style>
    <style:style style:name="T4" style:family="text">
      <style:text-properties officeooo:rsid="0022d049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840c47" style:font-style-asian="normal" style:font-style-complex="normal"/>
    </style:style>
    <style:style style:name="T8" style:family="text">
      <style:text-properties fo:font-style="normal" officeooo:rsid="004c98f8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5a665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fgabe 1</text:p>
      <text:p text:style-name="P8"/>
      <text:list xml:id="list1271606726" text:style-name="L1">
        <text:list-item>
          <text:p text:style-name="P30">Für die unterschiedlichen Reihenfolgen müssen nur Ausgabe und die rekursiven Aufrufe vertauscht werden.</text:p>
        </text:list-item>
      </text:list>
      <text:p text:style-name="P9"/>
      <text:p text:style-name="P15">private void ausgabe<text:span text:style-name="T2">Pre</text:span>Rek(BinaryTree&lt;Kontakt&gt; pb)</text:p>
      <text:p text:style-name="P18">{</text:p>
      <text:p text:style-name="P18"><text:s text:c="3"/>Kontakt k;</text:p>
      <text:p text:style-name="P18"><text:s text:c="3"/>if (!pb.isEmpty())</text:p>
      <text:p text:style-name="P18"><text:s text:c="3"/>{</text:p>
      <text:p text:style-name="P19"><text:s text:c="6"/>k = pb.getContent();</text:p>
      <text:p text:style-name="P19"><text:s text:c="6"/>Console.println(k.getNachname() + ", " + k.getVorname());</text:p>
      <text:p text:style-name="P22"><text:s text:c="6"/>ausgabeInRek(pb.getLeftTree());</text:p>
      <text:p text:style-name="P23"><text:s text:c="6"/>ausgabeInRek(pb.getRightTree());</text:p>
      <text:p text:style-name="P18"><text:s text:c="3"/>}</text:p>
      <text:p text:style-name="P18">}</text:p>
      <text:p text:style-name="P13"/>
      <text:p text:style-name="P16">private void ausgabeInRek(BinaryTree&lt;Kontakt&gt; pb)</text:p>
      <text:p text:style-name="P19">{</text:p>
      <text:p text:style-name="P19"><text:s text:c="3"/>Kontakt k;</text:p>
      <text:p text:style-name="P19"><text:s text:c="3"/>if (!pb.isEmpty())</text:p>
      <text:p text:style-name="P19"><text:s text:c="3"/>{</text:p>
      <text:p text:style-name="P22"><text:s text:c="6"/>ausgabeInRek(pb.getLeftTree());</text:p>
      <text:p text:style-name="P19"><text:s text:c="6"/>k = pb.getContent();</text:p>
      <text:p text:style-name="P19"><text:s text:c="6"/>Console.println(k.getNachname() + ", " + k.getVorname());</text:p>
      <text:p text:style-name="P22"><text:s text:c="6"/>ausgabeInRek(pb.getRightTree());</text:p>
      <text:p text:style-name="P19"><text:s text:c="3"/>}</text:p>
      <text:p text:style-name="P19">}</text:p>
      <text:p text:style-name="P19"/>
      <text:p text:style-name="P16">private void ausgabe<text:span text:style-name="T2">Post</text:span>Rek(BinaryTree&lt;Kontakt&gt; pb)</text:p>
      <text:p text:style-name="P19">{</text:p>
      <text:p text:style-name="P19"><text:s text:c="3"/>Kontakt k;</text:p>
      <text:p text:style-name="P19"><text:s text:c="3"/>if (!pb.isEmpty())</text:p>
      <text:p text:style-name="P19"><text:s text:c="3"/>{</text:p>
      <text:p text:style-name="P22"><text:s text:c="6"/>ausgabeInRek(pb.getLeftTree());</text:p>
      <text:p text:style-name="P22"><text:s text:c="6"/>ausgabeInRek(pb.getRightTree());</text:p>
      <text:p text:style-name="P19"><text:s text:c="6"/>k = pb.getContent();</text:p>
      <text:p text:style-name="P19"><text:s text:c="6"/>Console.println(k.getNachname() + ", " + k.getVorname());</text:p>
      <text:p text:style-name="P19"><text:s text:c="3"/>}</text:p>
      <text:p text:style-name="P19">}</text:p>
      <text:p text:style-name="P19"/>
      <text:p text:style-name="P22">// <text:span text:style-name="T2">Wrapper-Methode</text:span></text:p>
      <text:p text:style-name="P16">public void namenAusgeben()</text:p>
      <text:p text:style-name="P19">{</text:p>
      <text:p text:style-name="P19"><text:s text:c="3"/>ausgabeInRek(wurzel);</text:p>
      <text:p text:style-name="P21">}</text:p>
      <text:p text:style-name="P14"/>
      <text:p text:style-name="P35"/>
      <text:p text:style-name="P36">Für die Ausgabe der Namen sollte die Inorder-Reihenfolge gewählt werden. Der Suchbaum ist alphabetisch sortiert, d.h. alle Knoten des linken Teilbaums liege alphabetisch VOR dem aktuellen Knoten, alle Knoten des rechten Teilbaums DANACH. Die Inorder-Reihenfolge funktioniert genau so: erst alle Knoten des linken Teilbaums ausgeben, dann den Knoten selbst, und dann alle Knoten des rechten Teilbaums.</text:p>
      <text:list xml:id="list135043305760312" text:continue-numbering="true" text:style-name="L1">
        <text:list-item>
          <text:p text:style-name="P38"/>
        </text:list-item>
      </text:list>
      <text:p text:style-name="P26"/>
      <text:p text:style-name="P26">private void listeSpRek(BinaryTree&lt;Kontakt&gt; pb, List&lt;Kontakt&gt; pl)</text:p>
      <text:p text:style-name="P27">{</text:p>
      <text:p text:style-name="P27"><text:s text:c="3"/>if (!pb.isEmpty())</text:p>
      <text:p text:style-name="P27"><text:s text:c="3"/>{</text:p>
      <text:p text:style-name="P27"><text:s text:c="6"/>pl.append(pb.getContent());</text:p>
      <text:p text:style-name="P27"><text:s text:c="6"/>listeSpRek(pb.getLeftTree(), pl);</text:p>
      <text:p text:style-name="P27"><text:s text:c="6"/>listeSpRek(pb.getRightTree(), pl);</text:p>
      <text:p text:style-name="P27"><text:s text:c="3"/>}</text:p>
      <text:p text:style-name="P27">}</text:p>
      <text:p text:style-name="P27"/>
      <text:p text:style-name="P25">// Wrapper-Methode</text:p>
      <text:p text:style-name="P26">public List&lt;Kontakt&gt; listeSpeichern()</text:p>
      <text:p text:style-name="P27">{</text:p>
      <text:p text:style-name="P27"><text:s text:c="3"/>List&lt;Kontakt&gt; liste = new List();</text:p>
      <text:p text:style-name="P27"><text:s text:c="3"/>listeSpRek(wurzel, liste);</text:p>
      <text:p text:style-name="P27"><text:s text:c="3"/>return liste;</text:p>
      <text:p text:style-name="P27">}</text:p>
      <text:p text:style-name="P37"/>
      <text:p text:style-name="P33">Der Suchbaum sollte Preorder-Reihenfolge traversiert werden, um die Liste zu füllen. Das bedeutet: Zuerst die Wurzel, dann der oberste Knoten des linken Teilbaums (und der ganze linke Teilbaum), dann der oberste Knoten des rechten Teilbaums (und der ganze recht Teilbaum).</text:p>
      <text:p text:style-name="P33">Auf diese Weise kann man später genau den gleichen Suchbaum aufbauen, indem man die Kontakte einfach der Reihe nach in einen leeren Suchbaum einfügt.</text:p>
      <text:p text:style-name="P33"/>
      <text:list xml:id="list135045099131701" text:continue-numbering="true" text:style-name="L1">
        <text:list-item>
          <text:p text:style-name="P31"/>
        </text:list-item>
      </text:list>
      <text:p text:style-name="P28"/>
      <text:p text:style-name="P26">public void listeLaden(List&lt;Kontakt&gt; pl)</text:p>
      <text:p text:style-name="P27">{</text:p>
      <text:p text:style-name="P27"><text:s text:c="3"/>wurzel = new BinaryTree(); <text:s text:c="2"/><text:span text:style-name="T9">// löscht bestehende Kontakte</text:span></text:p>
      <text:p text:style-name="P27"><text:s text:c="3"/>pl.toFirst();</text:p>
      <text:p text:style-name="P27"><text:s text:c="3"/>while (pl.hasAccess())</text:p>
      <text:p text:style-name="P27"><text:s text:c="3"/>{</text:p>
      <text:p text:style-name="P27"><text:s text:c="6"/>einfügen(pl.getContent());</text:p>
      <text:p text:style-name="P27"><text:s text:c="6"/>pl.next();</text:p>
      <text:p text:style-name="P27"><text:s text:c="3"/>}</text:p>
      <text:p text:style-name="P27">}</text:p>
      <text:p text:style-name="P34"/>
      <text:list xml:id="list135045044094135" text:continue-numbering="true" text:style-name="L1">
        <text:list-item>
          <text:p text:style-name="P31"/>
        </text:list-item>
      </text:list>
      <text:p text:style-name="P28"/>
      <text:p text:style-name="P26">private int zählenRek(BinaryTree&lt;Kontakt&gt; pb)</text:p>
      <text:p text:style-name="P27">{</text:p>
      <text:p text:style-name="P27"><text:s text:c="3"/>if (!pb.isEmpty())</text:p>
      <text:p text:style-name="P27"><text:s text:c="3"/>{</text:p>
      <text:p text:style-name="P27"><text:s text:c="6"/>return zählenRek(pb.getLeftTree())</text:p>
      <text:p text:style-name="P27"><text:s text:c="11"/>+ 1</text:p>
      <text:p text:style-name="P27"><text:s text:c="11"/>+ zählenRek(pb.getRightTree());</text:p>
      <text:p text:style-name="P27"><text:s text:c="3"/>}</text:p>
      <text:p text:style-name="P27"><text:s text:c="3"/>else return 0;</text:p>
      <text:p text:style-name="P27">}</text:p>
      <text:p text:style-name="P27"/>
      <text:p text:style-name="P26">public int getAnzahl()</text:p>
      <text:p text:style-name="P27">{</text:p>
      <text:p text:style-name="P27"><text:s text:c="3"/>return zählenRek(wurzel);</text:p>
      <text:p text:style-name="P27">}</text:p>
      <text:p text:style-name="P5"><text:soft-page-break/>Aufgabe <text:span text:style-name="T10">2</text:span></text:p>
      <text:p text:style-name="P10"/>
      <text:list xml:id="list135045033884112" text:continue-list="list135045044094135" text:style-name="L1">
        <text:list-item text:start-value="1">
          <text:p text:style-name="P32">Blätter zählen</text:p>
        </text:list-item>
      </text:list>
      <text:p text:style-name="P29"/>
      <text:p text:style-name="P24">// Gibt die Anzahl der Blätter des Binärbaums zurück</text:p>
      <text:p text:style-name="P17">private int z<text:span text:style-name="T10">ä</text:span>hleBl<text:span text:style-name="T10">ä</text:span>tterRek(BinaryTree&lt;Adresse&gt; knoten)</text:p>
      <text:p text:style-name="P20">{</text:p>
      <text:p text:style-name="P24"><text:s text:c="3"/>// Falls der Knoten leer ist, beende die Rekursion.</text:p>
      <text:p text:style-name="P24"><text:s text:c="3"/>// Dieser Fall kommt vor, wenn der Baum ganz leer ist, </text:p>
      <text:p text:style-name="P24"><text:s text:c="3"/>// oder der vorige Knoten nur einen Nachfolger hat.</text:p>
      <text:p text:style-name="P20"><text:s text:c="3"/>if (knoten.isEmpty())</text:p>
      <text:p text:style-name="P20"><text:s text:c="3"/>{</text:p>
      <text:p text:style-name="P20"><text:s text:c="6"/>return 0;</text:p>
      <text:p text:style-name="P20"><text:s text:c="3"/>}</text:p>
      <text:p text:style-name="P24"><text:s text:c="3"/>// Falls der Knoten ein Blatt ist, zähle 1 u. beende die Rekursion.</text:p>
      <text:p text:style-name="P20"><text:s text:c="3"/>if (knoten.getLeftTree().isEmpty() &amp;&amp; knoten.getLeftTree().isEmpty())</text:p>
      <text:p text:style-name="P20"><text:s text:c="3"/>{</text:p>
      <text:p text:style-name="P20"><text:s text:c="6"/>return 1;</text:p>
      <text:p text:style-name="P20"><text:s text:c="3"/>}</text:p>
      <text:p text:style-name="P24"><text:s text:c="3"/>// Sonst gehe nach links u. rechts in die Rekursion.</text:p>
      <text:p text:style-name="P20"><text:s text:c="3"/>return </text:p>
      <text:p text:style-name="P20"><text:s text:c="7"/>z<text:span text:style-name="T10">ä</text:span>hleBl<text:span text:style-name="T10">ä</text:span>tterRek(knoten.getLeftTree())</text:p>
      <text:p text:style-name="P20"><text:s text:c="5"/>+ z<text:span text:style-name="T10">ä</text:span>hleBl<text:span text:style-name="T10">ä</text:span>tterRek(knoten.getRightTree());</text:p>
      <text:p text:style-name="P20">}</text:p>
      <text:list xml:id="list135045019580432" text:continue-numbering="true" text:style-name="L1">
        <text:list-header>
          <text:p text:style-name="P32"/>
        </text:list-header>
        <text:list-item>
          <text:p text:style-name="P32">Maximale Tiefe</text:p>
        </text:list-item>
      </text:list>
      <text:p text:style-name="P29"/>
      <text:p text:style-name="P24">// <text:span text:style-name="T10">Hilfsmethode: gibt das Maximum von a und b zurück</text:span></text:p>
      <text:p text:style-name="P17">private int max(int a, int b)</text:p>
      <text:p text:style-name="P20">{</text:p>
      <text:p text:style-name="P20"><text:s text:c="3"/>if (a &gt; b) return a;</text:p>
      <text:p text:style-name="P20"><text:s text:c="3"/>else <text:s text:c="6"/>return b;</text:p>
      <text:p text:style-name="P20">}</text:p>
      <text:p text:style-name="P20"/>
      <text:p text:style-name="P24">// Gibt die maximale Tiefe des Binärbaums zurück.</text:p>
      <text:p text:style-name="P17">private int maxTiefeRek(BinaryTree&lt;Adresse&gt; knoten)</text:p>
      <text:p text:style-name="P20">{</text:p>
      <text:p text:style-name="P20"><text:s text:c="3"/>if (knoten.isEmpty())</text:p>
      <text:p text:style-name="P20"><text:s text:c="3"/>{</text:p>
      <text:p text:style-name="P20"><text:s text:c="6"/>return 0;</text:p>
      <text:p text:style-name="P20"><text:s text:c="3"/>}</text:p>
      <text:p text:style-name="P20"><text:s text:c="3"/>else</text:p>
      <text:p text:style-name="P20"><text:s text:c="3"/>{</text:p>
      <text:p text:style-name="P20"><text:s text:c="6"/>return max(maxTiefeRek(knoten.getLeftTree()),</text:p>
      <text:p text:style-name="P20"><text:s text:c="17"/>maxTiefeRek(knoten.getRightTree())) + 1;</text:p>
      <text:p text:style-name="P20"><text:s text:c="3"/>}</text:p>
      <text:p text:style-name="P20">}</text:p>
      <text:p text:style-name="P12"/>
      <text:p text:style-name="P11"/>
      <text:p text:style-name="P11"/>
      <text:p text:style-name="P11"/>
      <text:p text:style-name="P11"/>
      <text:p text:style-name="P11"/>
      <text:p text:style-name="P7"/>
      <text:p text:style-name="P7"><draw:frame text:anchor-type="paragraph" draw:z-index="0" draw:name="Form1" draw:style-name="gr1" draw:text-style-name="P39" svg:width="1.795cm" svg:height="0.63cm" svg:x="15.212cm" svg:y="0.206cm"><draw:image xlink:href="Pictures/10000000000000580000001F196641809BB809C4.png" xlink:type="simple" xlink:show="embed" xlink:actuate="onLoad" loext:mime-type="image/png"><text:p/></draw:image></draw:frame></text:p>
      <text:p text:style-name="P6"><text:span text:style-name="T5">Autor: </text:span><text:span text:style-name="T6">Christian Pothmann – </text:span><text:a xlink:type="simple" xlink:href="https://cpothmann.de/" text:style-name="Internet_20_link" text:visited-style-name="Visited_20_Internet_20_Link"><text:span text:style-name="T6">c</text:span></text:a><text:a xlink:type="simple" xlink:href="https://cpothmann.de/" text:style-name="Internet_20_link" text:visited-style-name="Visited_20_Internet_20_Link"><text:span text:style-name="T7">pothmann.de</text:span></text:a><text:span text:style-name="T7">, f</text:span><text:span text:style-name="T6">reigegeben unter </text:span><text:a xlink:type="simple" xlink:href="https://creativecommons.org/licenses/by-nc-sa/4.0/" text:style-name="Internet_20_link" text:visited-style-name="Visited_20_Internet_20_Link"><text:span text:style-name="T6">CC BY-NC-SA 4.0</text:span></text:a><text:span text:style-name="T6">, </text:span><text:span text:style-name="T8">Jun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58aff5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4ddfc1"/>
    </style:style>
    <style:style style:name="MT2" style:family="text">
      <style:text-properties officeooo:rsid="0058aff5"/>
    </style:style>
    <style:style style:name="MT3" style:family="text">
      <style:text-properties officeooo:rsid="00440516"/>
    </style:style>
    <style:style style:name="MT4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Traversieren</text:span> <text:span text:style-name="MT2">Programmieren </text:span>– <text:span text:style-name="MT3">Lösung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- <text:span text:style-name="MT4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3T13:50:43.006000000</dc:date>
    <meta:editing-duration>PT17H3M15S</meta:editing-duration>
    <meta:editing-cycles>68</meta:editing-cycles>
    <meta:generator>LibreOffice/6.2.5.2$Windows_X86_64 LibreOffice_project/1ec314fa52f458adc18c4f025c545a4e8b22c159</meta:generator>
    <meta:document-statistic meta:table-count="1" meta:image-count="0" meta:object-count="0" meta:page-count="3" meta:paragraph-count="132" meta:word-count="463" meta:character-count="3802" meta:non-whitespace-character-count="3132"/>
  </office:meta>
</office:document-meta>
</file>